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23e67e"/>
    </style:style>
    <style:style style:name="P2" style:family="paragraph" style:parent-style-name="Standard_20_gauche">
      <style:text-properties officeooo:paragraph-rsid="001e5b77"/>
    </style:style>
    <style:style style:name="T1" style:family="text">
      <style:text-properties officeooo:rsid="001ca714"/>
    </style:style>
    <style:style style:name="T2" style:family="text">
      <style:text-properties officeooo:rsid="001e5b77"/>
    </style:style>
    <style:style style:name="T3" style:family="text">
      <style:text-properties officeooo:rsid="00204298"/>
    </style:style>
    <style:style style:name="T4" style:family="text">
      <style:text-properties officeooo:rsid="0021180b"/>
    </style:style>
    <style:style style:name="T5" style:family="text">
      <style:text-properties officeooo:rsid="00230cf3"/>
    </style:style>
    <style:style style:name="T6" style:family="text">
      <style:text-properties officeooo:rsid="0023cfab"/>
    </style:style>
    <style:style style:name="T7" style:family="text">
      <style:text-properties officeooo:rsid="0023e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ovembre goûte<text:line-break/>aux dernières goûtes<text:line-break/>de lumière ce </text:span><text:span text:style-name="T3">geyser</text:span><text:span text:style-name="T1"><text:line-break/>jailli des nappes phréatiques<text:line-break/>prêtes à se travestir en désert<text:line-break/>comme la nuit monte<text:line-break/>la lumière s'échappe par les<text:line-break/>interstices de cet univers obsolète<text:line-break/>qui se disloque vers l'ouest<text:line-break/>alors qu'à l'est s'inventent<text:line-break/>des incendies surplombent les chapes<text:line-break/>de plomb fondu fermente cette vaine<text:line-break/>colère cette vieille colère aussi morte<text:line-break/>qu'effrayée par sa mort<text:line-break/>animal antédiluvien blessé à mort<text:line-break/>ne supporte pas de comprendre que le monde<text:line-break/>lui survivra<text:line-break/></text:span><text:span text:style-name="T2">et comment qu'il lui survivra<text:line-break/>explose par hasard<text:line-break/>répand des milliards </text:span><text:span text:style-name="T6">de milliards</text:span><text:span text:style-name="T2"><text:line-break/>de graines au petit bonheur la chance<text:line-break/>si sûr de lui mécanisme aveugle presque<text:line-break/>inéluctable<text:line-break/>seul le soleil seul andromède<text:line-break/>seuls quelques amas de galaxies<text:line-break/>peut-être<text:line-break/>et qu'importent ces effets d'échelles hors de portée<text:line-break/>pourvu que se répètent encore les petits matins de novembre<text:line-break/>merci la vie pour les prochaines canicules de décembre<text:line-break/>merci la vie pour les giboulées de juin<text:line-break/>pour ce qu</text:span><text:span text:style-name="T3">i pousse émeut et mets en mouvement<text:line-break/>bien en-deçà de toute volonté de toute conscience<text:line-break/>cours cours jamais tu ne rattraperas l'impulsion<text:line-break/>cours cours </text:span><text:span text:style-name="T4">pour sentir se réguler</text:span><text:span text:style-name="T3"> ta pulsation<text:line-break/>te fondre disparaître devenir réel c'est sûrréel<text:line-break/>merci la vie pour cette joie animale<text:line-break/>si loin de la bestialité barbare des civilisés<text:line-break/>qui s'impriment de Temps en Temps sur papier gaspillé<text:line-break/>il paraît qu'helvétie est tétanisée hypnotisée par le crotale à sornette</text:span><text:span text:style-name="T6">s</text:span><text:span text:style-name="T3"><text:line-break/></text:span><text:span text:style-name="T6">peut-être bien comment savoir</text:span><text:span text:style-name="T3"> mais apprend-donc petit journal<text:line-break/>d'information<text:line-break/></text:span><text:span text:style-name="T5">qu'une bonne part des bipèdes foulant ce sol<text:line-break/>se foutent du classement systématique par caste<text:line-break/>et voient un peu plus loin que ce fameux crotale agitant les sornettes<text:line-break/>d'un autre<text:line-break/>plus loin que ce crotale aux ordres<text:line-break/>d'un autre<text:line-break/>ce front bourgeois d'où est sortie la petite helvétie<text:line-break/>et son bouclier bancaire en chocolat<text:line-break/>ha<text:line-break/>le chapelet des mois est notre allié<text:line-break/>malgré les morts malgré les chaînes et les destructions<text:line-break/>malgré l'apartheid au quotidien<text:line-break/>malgré l'horreur un peu plus absolue<text:line-break/>qui couve dans les articles des traités internationaux<text:line-break/>dans l'innovation financière à la dérive<text:line-break/>dans les directives d'applications des mesures de contraintes<text:line-break/>et d'éloignement<text:line-break/></text:span><text:soft-page-break/><text:span text:style-name="T5">malgré tout ça<text:line-break/>tout un monde te surviv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style:font-size-asian="10.5pt"/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  <style:text-properties style:font-name="Ubuntu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  <style:text-properties style:font-name="Ubuntu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name="Ubuntu1"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style:font-name="Ubuntu"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3e67e"/>
    </style:style>
    <style:style style:name="MT1" style:family="text">
      <style:text-properties officeooo:rsid="0023e67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gigor_011_le_monde_survivra</text:span><text:tab/><text:tab/><text:span text:style-name="MT1">samedi 13 novembre 2010</text:span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3T15:34:42</meta:creation-date>
    <dc:title>mon_standard</dc:title>
    <meta:editing-duration>PT00H45M30S</meta:editing-duration>
    <meta:editing-cycles>5</meta:editing-cycles>
    <meta:generator>OpenOffice.org/3.2$Linux OpenOffice.org_project/320m19$Build-9505</meta:generator>
    <meta:initial-creator>iGor </meta:initial-creator>
    <dc:date>2010-11-13T16:35:36</dc:date>
    <dc:creator>iGor </dc:creator>
    <meta:document-statistic meta:table-count="0" meta:image-count="0" meta:object-count="0" meta:page-count="2" meta:paragraph-count="3" meta:word-count="354" meta:character-count="2223"/>
    <meta:template xlink:type="simple" xlink:actuate="onRequest" xlink:title="mon_standard" xlink:href="../../.openoffice.org/3/user/template/mon_standard2.ott" meta:date="2010-11-13T15:34:42"/>
  </office:meta>
</office:document-meta>
</file>